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18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8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2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4cm" fo:min-width="7.158cm" draw:shadow="hidden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align="center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1" style:family="text">
      <style:text-properties fo:color="#808080" fo:font-family="Arial" style:font-family-generic="swiss" style:font-pitch="variable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06cm" svg:height="0.513cm" svg:x="3.797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13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line draw:style-name="gr8" draw:text-style-name="P1" draw:layer="layout" svg:x1="4.333cm" svg:y1="3.598cm" svg:x2="4.333cm" svg:y2="6.138cm">
          <text:p/>
        </draw:line>
        <draw:frame draw:style-name="gr9" draw:text-style-name="P7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10" draw:text-style-name="P8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10" draw:layer="layout" svg:width="4.762cm" svg:height="0.952cm" svg:x="5.82cm" svg:y="4.133cm">
          <draw:text-box>
            <text:p text:style-name="P9"><text:span text:style-name="T5"><text:s text:c="6"/></text:span><text:span text:style-name="T5">VGL Transport</text:span></text:p>
          </draw:text-box>
        </draw:frame>
        <draw:line draw:style-name="gr13" draw:text-style-name="P1" draw:layer="layout" svg:x1="2.11cm" svg:y1="3.598cm" svg:x2="2.11cm" svg:y2="6.773cm">
          <text:p/>
        </draw:line>
        <draw:line draw:style-name="gr14" draw:text-style-name="P1" draw:layer="layout" svg:x1="2.545cm" svg:y1="3.598cm" svg:x2="2.545cm" svg:y2="6.773cm">
          <text:p/>
        </draw:line>
        <draw:frame draw:style-name="gr15" draw:text-style-name="P11" draw:layer="layout" svg:width="1.416cm" svg:height="0.78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6.138cm">
              <text:p/>
            </draw:rect>
            <draw:frame draw:style-name="gr16" draw:text-style-name="P3" draw:layer="layout" svg:width="3.973cm" svg:height="0.632cm" svg:x="3.435cm" svg:y="6.1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7" draw:text-style-name="P3" draw:layer="layout" svg:width="4.537cm" svg:height="0.632cm" svg:x="1.812cm" svg:y="6.776cm">
              <draw:text-box>
                <text:p text:style-name="P2"><text:span text:style-name="T1">Graphics Driver</text:span></text:p>
              </draw:text-box>
            </draw:frame>
          </draw:g>
        </draw:g>
        <draw:line draw:style-name="gr18" draw:text-style-name="P1" draw:layer="layout" svg:x1="5.185cm" svg:y1="3.598cm" svg:x2="5.185cm" svg:y2="4.55cm">
          <text:p/>
        </draw:line>
        <draw:g>
          <draw:rect draw:style-name="gr19" draw:text-style-name="P1" draw:layer="layout" svg:width="4.063cm" svg:height="1.587cm" svg:x="10.965cm" svg:y="1.693cm">
            <text:p/>
          </draw:rect>
          <draw:frame draw:style-name="gr20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2" draw:layer="layout" svg:width="1.923cm" svg:height="0.395cm" svg:x="8.39cm" svg:y="1.71cm">
          <draw:text-box>
            <text:p text:style-name="P2"><text:span text:style-name="T7">X11 Events</text:span></text:p>
          </draw:text-box>
        </draw:frame>
        <draw:frame draw:style-name="gr21" draw:text-style-name="P13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2" draw:text-style-name="P1" draw:layer="layout" svg:x1="7.417cm" svg:y1="2.228cm" svg:x2="10.965cm" svg:y2="2.228cm">
          <text:p/>
        </draw:line>
        <draw:line draw:style-name="gr23" draw:text-style-name="P1" draw:layer="layout" svg:x1="7.417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7" draw:text-style-name="P3" draw:layer="layout" svg:width="2.428cm" svg:height="1.263cm" svg:x="11.712cm" svg:y="4.236cm">
            <draw:text-box>
              <text:p text:style-name="P9"><text:span text:style-name="T1">VirtualGL Client</text:span></text:p>
            </draw:text-box>
          </draw:frame>
        </draw:g>
        <draw:line draw:style-name="gr18" draw:text-style-name="P1" draw:layer="layout" svg:x1="5.185cm" svg:y1="4.55cm" svg:x2="10.9cm" svg:y2="4.55cm">
          <text:p/>
        </draw:line>
        <draw:line draw:style-name="gr24" draw:text-style-name="P1" draw:layer="layout" svg:x1="12.805cm" svg:y1="4.233cm" svg:x2="12.805cm" svg:y2="3.28cm">
          <text:p/>
        </draw:line>
        <draw:frame draw:style-name="gr25" draw:text-style-name="P11" draw:layer="layout" svg:width="2.318cm" svg:height="0.78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26" draw:text-style-name="P14" draw:layer="layout" svg:width="3.695cm" svg:height="0.514cm" svg:x="5.785cm" svg:y="4.651cm">
          <draw:text-box>
            <text:p text:style-name="P9"><text:span text:style-name="T5">(optional compression)</text:span></text:p>
          </draw:text-box>
        </draw:frame>
        <draw:frame draw:style-name="gr27" draw:text-style-name="P15" draw:layer="layout" svg:width="6.877cm" svg:height="1.415cm" svg:x="1.104cm" svg:y="8.041cm">
          <draw:text-box>
            <text:p text:style-name="P9"><text:span text:style-name="T9">Application Server</text:span><text:span text:style-name="T9"><text:line-break/></text:span><text:span text:style-name="T10">(VirtualGL Server)</text:span></text:p>
          </draw:text-box>
        </draw:frame>
        <draw:frame draw:style-name="gr28" draw:text-style-name="P16" draw:layer="layout" svg:width="2.169cm" svg:height="0.945cm" svg:x="11.89cm" svg:y="8.073cm">
          <draw:text-box>
            <text:p text:style-name="P2"><text:span text:style-name="T11">Client</text:span></text:p>
          </draw:text-box>
        </draw:frame>
        <draw:frame draw:style-name="gr27" draw:text-style-name="P17" draw:layer="layout" svg:width="1.551cm" svg:height="0.471cm" svg:x="8.598cm" svg:y="9.314cm">
          <draw:text-box>
            <text:p text:style-name="P9"><text:span text:style-name="T12">Network</text:span></text:p>
          </draw:text-box>
        </draw:frame>
        <draw:line draw:style-name="gr14" draw:text-style-name="P1" draw:layer="layout" svg:x1="3.58cm" svg:y1="3.28cm" svg:x2="2.963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meta:creation-date>2004-08-26T14:18:38</meta:creation-date>
    <dc:creator>DR C</dc:creator>
    <dc:date>2013-09-26T02:46:31</dc:date>
    <meta:editing-cycles>29</meta:editing-cycles>
    <meta:editing-duration>PT7H32M22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